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Vamos a corregir completamente el tono: <text:span text:style-name="Strong_20_Emphasis">nada de escenarios mágicos ni románticos</text:span>.<text:line-break/>Elara vive en un mundo <text:span text:style-name="Strong_20_Emphasis">duro, frío, viejo, erosionado</text:span>, donde las civilizaciones pasadas dejaron migajas, ruinas casi borradas por el tiempo, y donde cada descubrimiento requiere esfuerzo físico, peligro y resistencia.</text:p>
      <text:p text:style-name="Text_20_body">Además, el objetivo arqueológico no es “bonito” ni simbólico infantil: son <text:span text:style-name="Strong_20_Emphasis">restos fragmentarios</text:span>, pruebas toscas, incompletas, ambiguas, como en la arqueología real.</text:p>
      <text:p text:style-name="Text_20_body">Lo que Elara encuentra no son “respuestas”, sino <text:span text:style-name="Strong_20_Emphasis">rastros</text:span>.<text:line-break/>Interpretaciones en tensión entre lo racional, lo material… y lo místico.</text:p>
      <text:p text:style-name="Text_20_body">A continuación te propongo <text:span text:style-name="Strong_20_Emphasis">lugares realistas, duros, explorables, propios de un mundo medieval aislado</text:span>, adecuados para los capítulos del Acto 3.</text:p>
      <text:p text:style-name="Horizontal_20_Line"/>
      <text:h text:style-name="Heading_20_1" text:outline-level="1">✔ Escenarios arqueológicos para el Acto 3 (realistas, austeros, de tono adulto)</text:h>
      <text:p text:style-name="Text_20_body">Te doy una lista de lugares más sobrios y creíbles.<text:line-break/>Luego podemos mapearlos capítulo por capítulo.</text:p>
      <text:p text:style-name="Text_20_body">Por ahora, <text:span text:style-name="Strong_20_Emphasis">catálogo de posibilidades</text:span>:</text:p>
      <text:p text:style-name="Horizontal_20_Line"/>
      <text:h text:style-name="Heading_20_1" text:outline-level="1">1. <text:span text:style-name="Strong_20_Emphasis">Cuevas de Caliza con Estratos de Ocupación Antiguos</text:span></text:h>
      <text:p text:style-name="Text_20_body"><text:span text:style-name="Strong_20_Emphasis">Descripción:</text:span><text:line-break/>No son cuevas “lindas”: son húmedas, frías, con entradas estrechas, suelos inestables, techos derrumbados desde hace siglos.<text:line-break/>Las paredes conservan <text:span text:style-name="Strong_20_Emphasis">grabados primitivos</text:span>, líneas, figuras esquemáticas, patrones repetitivos.<text:line-break/>Junto a las pinturas puede haber <text:span text:style-name="Strong_20_Emphasis">huesos fosilizados</text:span>, restos de hogares, fragmentos de cerámica rota.</text:p>
      <text:p text:style-name="Text_20_body"><text:span text:style-name="Strong_20_Emphasis">Valor místico:</text:span><text:line-break/>Los grabados podrían ser interpretados como <text:span text:style-name="Strong_20_Emphasis">los primeros intentos humanos de representar la vida</text:span>.</text:p>
      <text:p text:style-name="Horizontal_20_Line"/>
      <text:h text:style-name="Heading_20_1" text:outline-level="1">2. <text:span text:style-name="Strong_20_Emphasis">Un Refugio Subterráneo Colapsado</text:span></text:h>
      <text:p text:style-name="Text_20_body"><text:span text:style-name="Strong_20_Emphasis">Descripción:</text:span><text:line-break/>Un pequeño complejo excavado debajo de una meseta.<text:line-break/><text:soft-page-break/>Puede haber servido como santuario, como escondite, o como archivo de algún grupo que intentó preservar conocimiento antes de desaparecer.<text:line-break/>Las paredes contienen <text:span text:style-name="Strong_20_Emphasis">tablas de arcilla</text:span>, estantes derrumbados, restos de pergaminos ilegibles, quizá sellos o marcas que sugieren un sistema de registro.</text:p>
      <text:p text:style-name="Text_20_body"><text:span text:style-name="Strong_20_Emphasis">Valor místico:</text:span><text:line-break/>Permite a Elara imaginar que hubo pueblos antiguos que <text:span text:style-name="Strong_20_Emphasis">estudiaron la vida como un problema</text:span>, igual que ella.</text:p>
      <text:p text:style-name="Horizontal_20_Line"/>
      <text:h text:style-name="Heading_20_1" text:outline-level="1">3. <text:span text:style-name="Strong_20_Emphasis">Ruinas de un Monasterio Destruido en una montaña aislada</text:span></text:h>
      <text:p text:style-name="Text_20_body"><text:span text:style-name="Strong_20_Emphasis">Descripción:</text:span><text:line-break/>Un monasterio medieval temprano, abandonado hace siglos por hambrunas o guerras.<text:line-break/>Todo está quemado, saqueado, cubierto por la vegetación.<text:line-break/>Bajo los escombros, Elara encuentra <text:span text:style-name="Strong_20_Emphasis">cripta</text:span>, <text:span text:style-name="Strong_20_Emphasis">tumbas</text:span>, <text:span text:style-name="Strong_20_Emphasis">inscripciones fragmentadas</text:span>, fragmentos de manuscritos en paredes de piedra.</text:p>
      <text:p text:style-name="Text_20_body"><text:span text:style-name="Strong_20_Emphasis">Valor místico:</text:span><text:line-break/>Los monjes pudieron haber desarrollado <text:span text:style-name="Strong_20_Emphasis">doctrinas biológicas o filosóficas tempranas</text:span>, ya olvidadas.</text:p>
      <text:p text:style-name="Horizontal_20_Line"/>
      <text:h text:style-name="Heading_20_1" text:outline-level="1">4. <text:span text:style-name="Strong_20_Emphasis">Necrópolis en el borde de un desierto de sal</text:span></text:h>
      <text:p text:style-name="Text_20_body"><text:span text:style-name="Strong_20_Emphasis">Descripción:</text:span><text:line-break/>Un cementerio antiguo con tumbas de piedra en varios niveles, muchas saqueadas.<text:line-break/>Las cámaras funerarias contienen <text:span text:style-name="Strong_20_Emphasis">inscripciones ceremoniales</text:span>, estelas rotas, objetos votivos.<text:line-break/>El clima seco conserva ciertos materiales.</text:p>
      <text:p text:style-name="Text_20_body"><text:span text:style-name="Strong_20_Emphasis">Valor místico:</text:span><text:line-break/>Aquí Elara podría ver <text:span text:style-name="Strong_20_Emphasis">cómo los antiguos entendieron la muerte como parte de la vida</text:span>, sin idealizarla.</text:p>
      <text:p text:style-name="Horizontal_20_Line"/>
      <text:h text:style-name="Heading_20_1" text:outline-level="1">5. <text:span text:style-name="Strong_20_Emphasis">Ciudad en ruinas parcialmente tragada por un pantano</text:span></text:h>
      <text:p text:style-name="Text_20_body"><text:span text:style-name="Strong_20_Emphasis">Descripción:</text:span><text:line-break/>Una antigua aldea o pequeño pueblo que colapsó por cambios climáticos.<text:line-break/><text:soft-page-break/>La mitad está bajo agua turbia; la otra mitad, hundida, cubierta por juncos y barro.<text:line-break/>La exploración es peligrosa: suelos blandos, estructuras que se derrumban.</text:p>
      <text:p text:style-name="Text_20_body"><text:span text:style-name="Strong_20_Emphasis">Valor místico:</text:span><text:line-break/>Entre los restos pueden aparecer <text:span text:style-name="Strong_20_Emphasis">tablillas petrificadas</text:span>, símbolos asociados a ciclos de abundancia y escasez.</text:p>
      <text:p text:style-name="Horizontal_20_Line"/>
      <text:h text:style-name="Heading_20_1" text:outline-level="1">6. <text:span text:style-name="Strong_20_Emphasis">Un Observatorio Prehistórico Erosionado</text:span></text:h>
      <text:p text:style-name="Text_20_body"><text:span text:style-name="Strong_20_Emphasis">Descripción:</text:span><text:line-break/>No es espectacular: solo un conjunto de <text:span text:style-name="Strong_20_Emphasis">menhires caídos</text:span>, <text:span text:style-name="Strong_20_Emphasis">círculos de piedra semi-enterrados</text:span>, y alineaciones que solo se notan si uno entiende de astronomía.<text:line-break/>Muchas piedras están partidas, robadas o confundidas con rocas comunes.</text:p>
      <text:p text:style-name="Text_20_body"><text:span text:style-name="Strong_20_Emphasis">Valor místico:</text:span><text:line-break/>Sugiere que una civilización antigua <text:span text:style-name="Strong_20_Emphasis">estudiaba patrones</text:span>, permitiendo una analogía con la “simulación”.</text:p>
      <text:p text:style-name="Horizontal_20_Line"/>
      <text:h text:style-name="Heading_20_1" text:outline-level="1">7. <text:span text:style-name="Strong_20_Emphasis">Galerías Mineras Abandonadas</text:span></text:h>
      <text:p text:style-name="Text_20_body"><text:span text:style-name="Strong_20_Emphasis">Descripción:</text:span><text:line-break/>No son lugares sagrados; son túneles excavados por mineros antiguos.<text:line-break/>Algunas galerías conectan con cámaras naturales donde pudo haber cultos, marcas, señales rituales improvisadas por trabajadores supersticiosos.</text:p>
      <text:p text:style-name="Text_20_body"><text:span text:style-name="Strong_20_Emphasis">Valor místico:</text:span><text:line-break/>La oscuridad total, la profundidad y las marcas humanas evocan la sensación de estar dentro del “cuerpo” de la Tierra—conexión material con el origen de la vida.</text:p>
      <text:p text:style-name="Horizontal_20_Line"/>
      <text:h text:style-name="Heading_20_1" text:outline-level="1">8. <text:span text:style-name="Strong_20_Emphasis">El Archivo de Piedra de una Antigua Ciudadela</text:span></text:h>
      <text:p text:style-name="Text_20_body"><text:span text:style-name="Strong_20_Emphasis">Descripción:</text:span><text:line-break/>Una antigua fortaleza encaramada en un acantilado.<text:line-break/>Los muros se han derrumbado, pero en cámaras interiores aún quedan <text:span text:style-name="Strong_20_Emphasis">placas de piedra grabadas</text:span>, mapas primitivos, diagramas incompletos que intentan explicar la existencia desde un punto de vista práctico: cosechas, clima, ciclos naturales.</text:p>
      <text:p text:style-name="Text_20_body"><text:soft-page-break/><text:span text:style-name="Strong_20_Emphasis">Valor místico:</text:span><text:line-break/>Los diagramas pueden parecer accidentalmente “genéticos”, “sistémicos” o “estructurales”.</text:p>
      <text:p text:style-name="Horizontal_20_Line"/>
      <text:h text:style-name="Heading_20_1" text:outline-level="1">9. <text:span text:style-name="Strong_20_Emphasis">Restos de Torres de Observación de una Civilización desaparecida</text:span></text:h>
      <text:p text:style-name="Text_20_body"><text:span text:style-name="Strong_20_Emphasis">Descripción:</text:span><text:line-break/>Torres vigía de piedra, ahora derrumbadas.<text:line-break/>En las bases puede haber <text:span text:style-name="Strong_20_Emphasis">escaleras ocultas</text:span>, cámaras con marcas de cálculos rudimentarios, marcas de conteo, dibujos de flujos de animales o personas.</text:p>
      <text:p text:style-name="Text_20_body"><text:span text:style-name="Strong_20_Emphasis">Valor místico:</text:span><text:line-break/>Son huellas de un intento antiguo por <text:span text:style-name="Strong_20_Emphasis">comprender el movimiento de la vida</text:span> en el territorio.</text:p>
      <text:p text:style-name="Horizontal_20_Line"/>
      <text:h text:style-name="Heading_20_1" text:outline-level="1">10. <text:span text:style-name="Strong_20_Emphasis">Una Biblioteca Tallada en la Roca, destruida por un incendio</text:span></text:h>
      <text:p text:style-name="Text_20_body"><text:span text:style-name="Strong_20_Emphasis">Descripción:</text:span><text:line-break/>Entradas negras, hollín, estanterías de piedra vacías.<text:line-break/>Pero algunos relieves o fragmentos quemados sobrevivieron: tablas con símbolos, anotaciones, dibujos anatómicos primitivos.</text:p>
      <text:p text:style-name="Text_20_body"><text:span text:style-name="Strong_20_Emphasis">Valor místico:</text:span><text:line-break/>La biblioteca quemada refleja la fragilidad del conocimiento—y la urgencia de entender qué es la vida antes de que todo se pierda.</text:p>
      <text:p text:style-name="Horizontal_20_Line"/>
      <text:h text:style-name="Heading_20_1" text:outline-level="1">✔ ¿Qué haremos ahora?</text:h>
      <text:p text:style-name="Text_20_body">Si te gustan estos escenarios, el siguiente paso será:</text:p>
      <text:list xml:id="list4234614384" text:style-name="L1">
        <text:list-item>
          <text:p text:style-name="P1"><text:span text:style-name="Strong_20_Emphasis">Asignar uno a cada capítulo del Acto 3 (cap. 8–13)</text:span><text:line-break/>Elegiremos el más adecuado para cada mensaje místico.</text:p>
        </text:list-item>
        <text:list-item>
          <text:p text:style-name="P1"><text:span text:style-name="Strong_20_Emphasis">Definir cómo Elara llega a cada lugar</text:span><text:line-break/>Viajes realistas, duros, con dificultades naturales y humanas.</text:p>
        </text:list-item>
        <text:list-item>
          <text:p text:style-name="P1"><text:span text:style-name="Strong_20_Emphasis">Describir qué descubre exactamente:<text:line-break/>inscripciones, fragmentos, símbolos, restos físicos, peligros.</text:span></text:p>
        </text:list-item>
        <text:list-item>
          <text:p text:style-name="P1"><text:soft-page-break/><text:span text:style-name="Strong_20_Emphasis">Integrar el hallazgo arqueológico con la iluminación mística del capítulo.</text:span></text:p>
        </text:list-item>
      </text:list>
      <text:p text:style-name="Horizontal_20_Line"/>
      <text:p text:style-name="Text_20_body">¿Quieres que pase directamente a <text:span text:style-name="Strong_20_Emphasis">asignar cada uno de estos lugares a un capítulo</text:span>, o quieres <text:span text:style-name="Strong_20_Emphasis">filtrar/modificar la lista</text:span>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6T10:38:38.580000000</meta:creation-date>
    <dc:date>2025-12-06T10:40:15.958000000</dc:date>
    <meta:editing-duration>PT1M37S</meta:editing-duration>
    <meta:editing-cycles>1</meta:editing-cycles>
    <meta:document-statistic meta:table-count="0" meta:image-count="0" meta:object-count="0" meta:page-count="5" meta:paragraph-count="44" meta:word-count="851" meta:character-count="5886" meta:non-whitespace-character-count="5086"/>
    <meta:generator>LibreOffice/7.3.5.2$Windows_X86_64 LibreOffice_project/184fe81b8c8c30d8b5082578aee2fed2ea847c01</meta:generator>
  </office:meta>
</office:document-meta>
</file>